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>
      <style:text-properties fo:color="#00CCFF"/>
    </style:style>
    <style:style style:name="ce3" style:family="table-cell" style:parent-style-name="Default" style:data-style-name="N0">
      <style:text-properties fo:color="#00CCFF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6">
      <style:text-properties fo:color="#00CCFF"/>
    </style:style>
    <style:style style:name="ce6" style:family="table-cell" style:parent-style-name="Default" style:data-style-name="N0">
      <style:text-properties fo:color="#FF3333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hichGasStation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Knowns for Your Particular Vehicl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percentage" office:value="0.4" table:style-name="ce2">
            <text:p>40.00%</text:p>
          </table:table-cell>
          <table:table-cell office:value-type="string" table:style-name="ce1">
            <text:p><text:s/>= Gas Gage % Full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float" office:value="22" table:style-name="ce3">
            <text:p>22</text:p>
          </table:table-cell>
          <table:table-cell office:value-type="string" table:style-name="ce1">
            <text:p><text:s/>= Size of Tank in Gallons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float" office:value="17" table:style-name="ce3">
            <text:p>17</text:p>
          </table:table-cell>
          <table:table-cell office:value-type="string" table:style-name="ce1">
            <text:p><text:s/>= Gas Mileage mpg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13.2" table:formula="of:=[.D5]*(1-[.D4])" table:style-name="ce1">
            <text:p>13.2</text:p>
          </table:table-cell>
          <table:table-cell office:value-type="string" table:style-name="ce1">
            <text:p><text:s/>= Gallons Required to fill up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string" office:string-value="Station 1" table:formula="of:=IF([.D18]&lt;[.D28];&quot;Station 1&quot;;&quot;Station 2&quot;)" table:style-name="ce4">
            <text:p>Station 1</text:p>
          </table:table-cell>
          <table:table-cell office:value-type="string" table:style-name="ce1">
            <text:p><text:s/>= Which Station is the cheapes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alculate the cost of Gas Station 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currency" office:value="4.25" table:style-name="ce5">
            <text:p>$4.25</text:p>
          </table:table-cell>
          <table:table-cell office:value-type="string" table:style-name="ce1">
            <text:p><text:s/>= Regular Gas $/Gallo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float" office:value="10" table:style-name="ce3">
            <text:p>10</text:p>
          </table:table-cell>
          <table:table-cell office:value-type="string" table:style-name="ce1">
            <text:p><text:s/>= Miles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56.099999999999994" table:formula="of:=[.D12]*[.$D$7]" table:style-name="ce1">
            <text:p>56.1</text:p>
          </table:table-cell>
          <table:table-cell office:value-type="string" table:style-name="ce1">
            <text:p><text:s/>= Cost to fill up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20" table:formula="of:=2*[.D13]" table:style-name="ce1">
            <text:p>20</text:p>
          </table:table-cell>
          <table:table-cell office:value-type="string" table:style-name="ce1">
            <text:p><text:s/>= Total Distance driven in Miles back and forth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5" table:formula="of:=[.D15]/[.$D$6]*[.D12]" table:style-name="ce1">
            <text:p>5</text:p>
          </table:table-cell>
          <table:table-cell office:value-type="string" table:style-name="ce1">
            <text:p><text:s/>= Cost to drive distance to and from gas station $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61.099999999999994" table:formula="of:=[.D14]+[.D16]" table:style-name="ce1">
            <text:p>61.1</text:p>
          </table:table-cell>
          <table:table-cell office:value-type="string" table:style-name="ce1">
            <text:p><text:s/>= Total Cost $ with mileage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4.6287878787878789" table:formula="of:=[.D17]/[.$D$7]" table:style-name="ce6">
            <text:p>4.628787879</text:p>
          </table:table-cell>
          <table:table-cell office:value-type="string" table:style-name="ce1">
            <text:p><text:s/>= $ Price per gallon when adding in mileage to stati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alculate the cost of Gas Station 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currency" office:value="4.09" table:style-name="ce5">
            <text:p>$4.09</text:p>
          </table:table-cell>
          <table:table-cell office:value-type="string" table:style-name="ce1">
            <text:p><text:s/>= Regular Gas $/Gallo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Input-&gt;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<text:s/>= Miles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53.987999999999992" table:formula="of:=[.D22]*[.$D$7]" table:style-name="ce1">
            <text:p>53.988</text:p>
          </table:table-cell>
          <table:table-cell office:value-type="string" table:style-name="ce1">
            <text:p><text:s/>= Cost to fill up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30" table:formula="of:=2*[.D23]" table:style-name="ce1">
            <text:p>30</text:p>
          </table:table-cell>
          <table:table-cell office:value-type="string" table:style-name="ce1">
            <text:p><text:s/>= Total Distance driven in Miles back and forth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7.2176470588235286" table:formula="of:=[.D25]/[.$D$6]*[.D22]" table:style-name="ce1">
            <text:p>7.217647059</text:p>
          </table:table-cell>
          <table:table-cell office:value-type="string" table:style-name="ce1">
            <text:p><text:s/>= Cost to drive distance to and from gas station $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61.205647058823523" table:formula="of:=[.D24]+[.D26]" table:style-name="ce1">
            <text:p>61.20564706</text:p>
          </table:table-cell>
          <table:table-cell office:value-type="string" table:style-name="ce1">
            <text:p><text:s/>= Total Cost $ with mileage to gas sta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office:value-type="float" office:value="4.6367914438502673" table:formula="of:=[.D27]/[.$D$7]" table:style-name="ce6">
            <text:p>4.636791444</text:p>
          </table:table-cell>
          <table:table-cell office:value-type="string" table:style-name="ce1">
            <text:p><text:s/>= $ Price per gallon when adding in mileage to station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Mark Lehr</meta:initial-creator>
    <dc:creator>Nikcoo</dc:creator>
    <meta:creation-date>2022-01-04T09:37:36Z</meta:creation-date>
    <dc:date>2022-01-08T04:28:09Z</dc:date>
    <meta:editing-cycles>13</meta:editing-cycles>
    <meta:editing-duration>PT12952S</meta:editing-duration>
  </office:meta>
</office:document-meta>
</file>